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style:text-underline-style="none" fo:font-weight="normal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FreeSans" fo:font-size="10pt" style:text-underline-style="none" fo:font-weight="normal" officeooo:rsid="0001d782" officeooo:paragraph-rsid="0001d782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FreeSans" fo:font-size="10pt" style:text-underline-style="none" fo:font-weight="normal" officeooo:rsid="000399ce" officeooo:paragraph-rsid="000399ce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FreeSans" fo:font-size="10pt" style:text-underline-style="none" fo:font-weight="normal" officeooo:rsid="00038786" officeooo:paragraph-rsid="00038786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FreeSans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FreeSans" fo:font-size="12pt" style:text-underline-style="solid" style:text-underline-width="auto" style:text-underline-color="font-color" fo:font-weight="bold" officeooo:rsid="0001d782" officeooo:paragraph-rsid="0001d782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FreeSans" fo:font-size="12pt" style:text-underline-style="solid" style:text-underline-width="auto" style:text-underline-color="font-color" fo:font-weight="bold" officeooo:rsid="00038786" officeooo:paragraph-rsid="00038786" style:font-size-asian="10.5pt" style:font-weight-asian="bold" style:font-size-complex="12pt" style:font-weight-complex="bold"/>
    </style:style>
    <style:style style:name="P8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FreeSans" fo:font-size="10pt" style:text-underline-style="none" fo:font-weight="normal" officeooo:rsid="0001d782" officeooo:paragraph-rsid="0001d782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FreeSans" fo:font-size="10pt" style:text-underline-style="none" fo:font-weight="normal" officeooo:rsid="000508c2" officeooo:paragraph-rsid="000508c2" style:font-size-asian="8.75pt" style:font-weight-asian="normal" style:font-size-complex="10pt" style:font-weight-complex="normal"/>
    </style:style>
    <style:style style:name="T1" style:family="text">
      <style:text-properties officeooo:rsid="0001d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BROWSERS</text:p>
      <text:p text:style-name="P2">Mozilla Firefox: tested under versions<text:tab/>(date)</text:p>
      <text:p text:style-name="P8">30.0<text:tab/>(development)</text:p>
      <text:p text:style-name="P2">Internet Explorer</text:p>
      <text:p text:style-name="P2">Google Chrome: tested under versions</text:p>
      <text:p text:style-name="P8">35.0.1916.153<text:tab/>(2014-06-26)</text:p>
      <text:p text:style-name="P2">Safari</text:p>
      <text:p text:style-name="P2"><text:tab/>6.1.4<text:tab/>(2014-06-26)</text:p>
      <text:p text:style-name="P1"/>
      <text:p text:style-name="P5"><text:span text:style-name="T1">O</text:span>RGANIZATION</text:p>
      <text:p text:style-name="P3">Get a logo</text:p>
      <text:p text:style-name="P9">Person active in multiple orgs</text:p>
      <text:p text:style-name="P1"/>
      <text:p text:style-name="P5">PERSON</text:p>
      <text:p text:style-name="P4">Add a new person; enter time</text:p>
      <text:p text:style-name="P3">Check inactive</text:p>
      <text:p text:style-name="P1"/>
      <text:p text:style-name="P5">PROJECT</text:p>
      <text:p text:style-name="P9">Inactive project</text:p>
      <text:p text:style-name="P9">Person has multiple projects</text:p>
      <text:p text:style-name="P1"/>
      <text:p text:style-name="P5">TASK</text:p>
      <text:p text:style-name="P9">Inactive task</text:p>
      <text:p text:style-name="P1"/>
      <text:p text:style-name="P5">SUBTASK</text:p>
      <text:p text:style-name="P9">Inactive subtask</text:p>
      <text:p text:style-name="P1"/>
      <text:p text:style-name="P5">ACTION</text:p>
      <text:p text:style-name="P1"/>
      <text:p text:style-name="P1"/>
      <text:p text:style-name="P5">TIMELOG</text:p>
      <text:p text:style-name="P3">Inactive persons</text:p>
      <text:p text:style-name="P3">Add, update, delete logs including update of activity descriptions</text:p>
      <text:p text:style-name="P3">If person is active in only one org</text:p>
      <text:p text:style-name="P1"/>
      <text:p text:style-name="P1"/>
      <text:p text:style-name="P7">RATE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7-29T14:49:08</meta:creation-date>
    <dc:date>2014-08-29T10:48:22.008015443</dc:date>
    <meta:editing-duration>PT6M56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1" meta:paragraph-count="27" meta:word-count="74" meta:character-count="501" meta:non-whitespace-character-count="453"/>
  </office:meta>
</office:document-meta>
</file>